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73e7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officeooo:rsid="00091343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T5" style:family="text">
      <style:text-properties officeooo:rsid="000573e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5">afterburn-PV-SKU4-VBK10810005</text:span></text:p>
      <text:p text:style-name="P7"><text:span text:style-name="T4">--SN: </text:span><text:span text:style-name="T3">CND32202F1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24T19:36:05.081528072</dc:date>
    <dc:creator>xiaojun </dc:creator>
    <meta:editing-duration>PT22M28S</meta:editing-duration>
    <meta:editing-cycles>7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7" meta:non-whitespace-character-count="1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7-02" calcext:value-type="date">
            <text:p>2013-07-02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7-03" calcext:value-type="date">
            <text:p>2013-07-0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7-04—2013-7-05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7-06" calcext:value-type="date">
            <text:p>2013-07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7-07" calcext:value-type="date">
            <text:p>2013-07-0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7-09" calcext:value-type="date">
            <text:p>2013-07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7-10" calcext:value-type="date">
            <text:p>2013-07-10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7-11" calcext:value-type="date">
            <text:p>2013-07-1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7-12" calcext:value-type="date">
            <text:p>2013-07-12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7-13" calcext:value-type="date">
            <text:p>2013-07-13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7-14" calcext:value-type="date">
            <text:p>2013-07-14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7-15" calcext:value-type="date">
            <text:p>2013-07-15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7-16" calcext:value-type="date">
            <text:p>2013-07-1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7-17" calcext:value-type="date">
            <text:p>2013-07-1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7-18" calcext:value-type="date">
            <text:p>2013-07-1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7-19" calcext:value-type="date">
            <text:p>2013-07-1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7-20" calcext:value-type="date">
            <text:p>2013-07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7-21" calcext:value-type="date">
            <text:p>2013-07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5:04:39.667430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